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521cm" svg:height="15.592cm" svg:x="14.074cm" svg:y="3.692cm">
            <draw:object draw:notify-on-update-of-ranges="Лист1.B1:Лист1.B1 Лист1.B2:Лист1.B101 Лист1.A2:Лист1.A101 Лист1.C1:Лист1.C1 Лист1.C2:Лист1.C101 Лист1.A2:Лист1.A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Алгоритм Прима</text:p>
          </table:table-cell>
          <table:table-cell office:value-type="string" calcext:value-type="string">
            <text:p>Алгоритм Борувки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51" calcext:value-type="float">
            <text:p>5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65" calcext:value-type="float">
            <text:p>6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5" calcext:value-type="float">
            <text:p>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78" calcext:value-type="float">
            <text:p>7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87" calcext:value-type="float">
            <text:p>8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92" calcext:value-type="float">
            <text:p>9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94" calcext:value-type="float">
            <text:p>9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98" calcext:value-type="float">
            <text:p>9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91" calcext:value-type="float">
            <text:p>9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07" calcext:value-type="float">
            <text:p>10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12" calcext:value-type="float">
            <text:p>11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122" calcext:value-type="float">
            <text:p>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52" calcext:value-type="float">
            <text:p>15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139" calcext:value-type="float">
            <text:p>13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124" calcext:value-type="float">
            <text:p>12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46" calcext:value-type="float">
            <text:p>14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144" calcext:value-type="float">
            <text:p>1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54" calcext:value-type="float">
            <text:p>15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79" calcext:value-type="float">
            <text:p>17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58" calcext:value-type="float">
            <text:p>15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68" calcext:value-type="float">
            <text:p>1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66" calcext:value-type="float">
            <text:p>16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66" calcext:value-type="float">
            <text:p>16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74" calcext:value-type="float">
            <text:p>17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69" calcext:value-type="float">
            <text:p>16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81" calcext:value-type="float">
            <text:p>18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86" calcext:value-type="float">
            <text:p>18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94" calcext:value-type="float">
            <text:p>194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209" calcext:value-type="float">
            <text:p>20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00" calcext:value-type="float">
            <text:p>20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202" calcext:value-type="float">
            <text:p>20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204" calcext:value-type="float">
            <text:p>20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218" calcext:value-type="float">
            <text:p>21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225" calcext:value-type="float">
            <text:p>22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38" calcext:value-type="float">
            <text:p>23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222" calcext:value-type="float">
            <text:p>22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234" calcext:value-type="float">
            <text:p>23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247" calcext:value-type="float">
            <text:p>24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278" calcext:value-type="float">
            <text:p>278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257" calcext:value-type="float">
            <text:p>25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271" calcext:value-type="float">
            <text:p>27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307" calcext:value-type="float">
            <text:p>30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268" calcext:value-type="float">
            <text:p>268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286" calcext:value-type="float">
            <text:p>28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24" calcext:value-type="float">
            <text:p>32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284" calcext:value-type="float">
            <text:p>28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285" calcext:value-type="float">
            <text:p>285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313" calcext:value-type="float">
            <text:p>313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279" calcext:value-type="float">
            <text:p>27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25" calcext:value-type="float">
            <text:p>32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319" calcext:value-type="float">
            <text:p>319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291" calcext:value-type="float">
            <text:p>291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336" calcext:value-type="float">
            <text:p>33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63" calcext:value-type="float">
            <text:p>36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334" calcext:value-type="float">
            <text:p>33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300" calcext:value-type="float">
            <text:p>30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313" calcext:value-type="float">
            <text:p>31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329" calcext:value-type="float">
            <text:p>32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32" calcext:value-type="float">
            <text:p>332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333" calcext:value-type="float">
            <text:p>33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361" calcext:value-type="float">
            <text:p>36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370" calcext:value-type="float">
            <text:p>3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360" calcext:value-type="float">
            <text:p>36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22" calcext:value-type="float">
            <text:p>42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377" calcext:value-type="float">
            <text:p>377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417" calcext:value-type="float">
            <text:p>41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386" calcext:value-type="float">
            <text:p>38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407" calcext:value-type="float">
            <text:p>40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9" calcext:value-type="float">
            <text:p>36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470" calcext:value-type="float">
            <text:p>47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374" calcext:value-type="float">
            <text:p>37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456" calcext:value-type="float">
            <text:p>45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427" calcext:value-type="float">
            <text:p>427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33" calcext:value-type="float">
            <text:p>533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400" calcext:value-type="float">
            <text:p>4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479" calcext:value-type="float">
            <text:p>479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404" calcext:value-type="float">
            <text:p>40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406" calcext:value-type="float">
            <text:p>40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487" calcext:value-type="float">
            <text:p>48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417" calcext:value-type="float">
            <text:p>417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436" calcext:value-type="float">
            <text:p>43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530" calcext:value-type="float">
            <text:p>53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512" calcext:value-type="float">
            <text:p>51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34" calcext:value-type="float">
            <text:p>434</text:p>
          </table:table-cell>
          <table:table-cell office:value-type="float" office:value="1322" calcext:value-type="float">
            <text:p>1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0T12:13:40.885979534</dc:date>
    <meta:document-statistic meta:table-count="1" meta:cell-count="30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22cm" svg:height="15.593cm" xlink:href=".." xlink:type="simple" chart:class="chart:scatter" chart:style-name="ch1">
        <chart:legend chart:legend-position="end" svg:x="25.268cm" svg:y="7.248cm" style:legend-expansion="high" chart:style-name="ch2"/>
        <chart:plot-area chart:style-name="ch3" table:cell-range-address="Лист1.A2:Лист1.C101 Лист1.B1:Лист1.C1" chart:data-source-has-labels="row" svg:x="0.59cm" svg:y="0.311cm" svg:width="24.088cm" svg:height="14.971cm">
          <chartooo:coordinate-region svg:x="1.582cm" svg:y="0.511cm" svg:width="22.353cm" svg:height="14.1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label-cell-address="Лист1.B1:Лист1.B1" chart:class="chart:scatter">
            <chart:domain table:cell-range-address="Лист1.A2:Лист1.A101"/>
            <chart:data-point chart:repeated="100"/>
          </chart:series>
          <chart:series chart:style-name="ch7" chart:values-cell-range-address="Лист1.C2:Лист1.C101" chart:label-cell-address="Лист1.C1:Лист1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Алгоритм Прима</text:p>
                <draw:g>
                  <svg:desc>Лист1.B1:Лист1.B1</svg:desc>
                </draw:g>
              </table:table-cell>
              <table:table-cell office:value-type="string">
                <text:p>Алгоритм Борувк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Лист1.A2:Лист1.A101</svg:desc>
                </draw:g>
              </table:table-cell>
              <table:table-cell office:value-type="float" office:value="26">
                <text:p>26</text:p>
                <draw:g>
                  <svg:desc>Лист1.B2:Лист1.B101</svg:desc>
                </draw:g>
              </table:table-cell>
              <table:table-cell office:value-type="float" office:value="119">
                <text:p>119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39">
                <text:p>3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3">
                <text:p>4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48">
                <text:p>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51">
                <text:p>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51">
                <text:p>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65">
                <text:p>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74">
                <text:p>7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78">
                <text:p>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87">
                <text:p>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86">
                <text:p>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92">
                <text:p>9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94">
                <text:p>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98">
                <text:p>9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91">
                <text:p>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107">
                <text:p>1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112">
                <text:p>1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122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152">
                <text:p>1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139">
                <text:p>13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124">
                <text:p>12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146">
                <text:p>1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144">
                <text:p>14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154">
                <text:p>15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179">
                <text:p>17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158">
                <text:p>15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168">
                <text:p>16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166">
                <text:p>16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166">
                <text:p>16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174">
                <text:p>17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169">
                <text:p>16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181">
                <text:p>18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186">
                <text:p>18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194">
                <text:p>1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209">
                <text:p>2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192">
                <text:p>19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200">
                <text:p>20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202">
                <text:p>2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204">
                <text:p>20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218">
                <text:p>21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225">
                <text:p>22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238">
                <text:p>23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222">
                <text:p>22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234">
                <text:p>23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247">
                <text:p>24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278">
                <text:p>27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257">
                <text:p>25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271">
                <text:p>27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307">
                <text:p>30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268">
                <text:p>26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286">
                <text:p>2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324">
                <text:p>3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284">
                <text:p>284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285">
                <text:p>28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313">
                <text:p>313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279">
                <text:p>27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325">
                <text:p>3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319">
                <text:p>31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291">
                <text:p>29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336">
                <text:p>33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308">
                <text:p>30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363">
                <text:p>36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334">
                <text:p>33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300">
                <text:p>3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313">
                <text:p>3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329">
                <text:p>32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332">
                <text:p>33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333">
                <text:p>33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361">
                <text:p>36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370">
                <text:p>370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360">
                <text:p>36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422">
                <text:p>42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377">
                <text:p>377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417">
                <text:p>41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386">
                <text:p>38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407">
                <text:p>40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369">
                <text:p>36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470">
                <text:p>47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374">
                <text:p>37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456">
                <text:p>45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427">
                <text:p>42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533">
                <text:p>53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400">
                <text:p>40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479">
                <text:p>479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404">
                <text:p>40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406">
                <text:p>40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487">
                <text:p>48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417">
                <text:p>41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436">
                <text:p>43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530">
                <text:p>53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512">
                <text:p>51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434">
                <text:p>434</text:p>
              </table:table-cell>
              <table:table-cell office:value-type="float" office:value="1322">
                <text:p>1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